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4 wheel stanhope</text:p>
          </table:table-cell>
          <table:table-cell table:style-name="ce14" office:value-type="string" calcext:value-type="string">
            <text:p>Rai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2]" office:value-type="float" office:value="10" calcext:value-type="float">
            <text:p>10</text:p>
          </table:table-cell>
          <table:table-cell table:style-name="ce12"/>
          <table:table-cell table:style-name="ce2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7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9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7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9" calcext:value-type="float">
            <text:p>59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18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4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5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6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JR bed carriage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71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9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3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0" calcext:value-type="float">
            <text:p>80</text:p>
          </table:table-cell>
          <table:table-cell/>
          <table:table-cell table:style-name="ce30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4" calcext:value-type="float">
            <text:p>84</text:p>
          </table:table-cell>
          <table:table-cell/>
          <table:table-cell table:style-name="ce30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4" calcext:value-type="float">
            <text:p>84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89" calcext:value-type="float">
            <text:p>89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1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1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1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5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6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1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1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1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3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4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7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8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9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9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9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1-01T21:49:00.366053231</dc:date>
    <meta:editing-duration>P62DT3H45M1S</meta:editing-duration>
    <meta:editing-cycles>1346</meta:editing-cycles>
    <meta:generator>LibreOffice/5.1.6.2$Linux_X86_64 LibreOffice_project/10m0$Build-2</meta:generator>
    <dc:creator>James Petts</dc:creator>
    <meta:document-statistic meta:table-count="3" meta:cell-count="4351" meta:object-count="0"/>
  </office:meta>
</office:document-meta>
</file>